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98bc" officeooo:paragraph-rsid="000398bc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398bc" officeooo:paragraph-rsid="000398bc" style:font-weight-asian="bold" style:font-weight-complex="bold"/>
    </style:style>
    <style:style style:name="P3" style:family="paragraph" style:parent-style-name="Standard" style:list-style-name="Numbering_20_123">
      <style:paragraph-properties fo:text-align="justify" style:justify-single-word="false"/>
      <style:text-properties officeooo:paragraph-rsid="0003d1d3"/>
    </style:style>
    <style:style style:name="T1" style:family="text">
      <style:text-properties officeooo:rsid="000398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d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chine Learning Project Descripition:</text:p>
      <text:p text:style-name="P1"/>
      <text:p text:style-name="P2">Group Members:</text:p>
      <text:p text:style-name="P2"/>
      <text:list xml:id="list446383529" text:style-name="Numbering_20_123">
        <text:list-item>
          <text:p text:style-name="P3"><text:span text:style-name="T1">Gavali Deshabhakt Nagnath<text:tab/><text:tab/></text:span><text:span text:style-name="T3">202CD005</text:span></text:p>
        </text:list-item>
        <text:list-item>
          <text:p text:style-name="P3"><text:span text:style-name="T1">Mohmmad Ahsan<text:tab/><text:tab/><text:tab/></text:span>202CD016</text:p>
        </text:list-item>
        <text:list-item>
          <text:p text:style-name="P3"><text:span text:style-name="T1">Shimpi Mayur Anil<text:tab/><text:tab/><text:tab/></text:span>202CD027</text:p>
        </text:list-item>
      </text:list>
      <text:p text:style-name="P1"/>
      <text:p text:style-name="P1"><text:span text:style-name="T2">Project Title:</text:span><text:tab/>House Price Prediction Using Machine Learning Techniques</text:p>
      <text:p text:style-name="P1"/>
      <text:p text:style-name="P1"><text:span text:style-name="T2">Aim:</text:span><text:tab/><text:span text:style-name="T3">Building</text:span> machine learning model <text:span text:style-name="T3">for predicting house price</text:span> from a dataset of houses with different features and sizes.</text:p>
      <text:p text:style-name="P1"/>
      <text:p text:style-name="P2">Milestones:</text:p>
      <text:p text:style-name="P1"/>
      <text:list xml:id="list170808797642312" text:continue-list="list446383529" text:style-name="Numbering_20_123">
        <text:list-item text:start-value="1">
          <text:p text:style-name="P3"><text:span text:style-name="T1">Determing features to be used for buidling </text:span><text:span text:style-name="T3">m</text:span><text:span text:style-name="T1">achine learning models </text:span><text:span text:style-name="T3">and c</text:span><text:span text:style-name="T1">ollectin</text:span><text:span text:style-name="T3">g </text:span><text:span text:style-name="T1">housing data </text:span><text:span text:style-name="T3">corresponding to those features</text:span><text:span text:style-name="T1"> from different resources – 1</text:span><text:span text:style-name="T3">6</text:span><text:span text:style-name="T1">/04/2021</text:span></text:p>
        </text:list-item>
        <text:list-item>
          <text:p text:style-name="P3"><text:span text:style-name="T3">S</text:span><text:span text:style-name="T1">tudying various machine learning techniques which can be used for our use case - 23/04/2021</text:span></text:p>
        </text:list-item>
        <text:list-item>
          <text:p text:style-name="P3"><text:span text:style-name="T1">All group members will be assigned different machine learning techniques. Results between these techniques will be compared and best model amongst those will be selected as final. - 03/04/2021</text:span></text:p>
        </text:list-item>
        <text:list-item>
          <text:p text:style-name="P3"><text:span text:style-name="T1">Creating report of entire project, all members will add the details of their own machine learning models and final report will be compiled - 07/04/202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6:47:57.132046358</meta:creation-date>
    <dc:date>2021-04-09T17:06:37.399507842</dc:date>
    <meta:editing-duration>PT7M30S</meta:editing-duration>
    <meta:editing-cycles>1</meta:editing-cycles>
    <meta:generator>LibreOffice/7.1.1.2$Linux_X86_64 LibreOffice_project/10$Build-2</meta:generator>
    <meta:document-statistic meta:table-count="0" meta:image-count="0" meta:object-count="0" meta:page-count="1" meta:paragraph-count="12" meta:word-count="144" meta:character-count="957" meta:non-whitespace-character-count="826"/>
  </office:meta>
</office:document-meta>
</file>